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200%"/>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H"/>
    </style:style>
    <style:style style:name="P2" style:parent-style-name="Normal" style:family="paragraph">
      <style:paragraph-properties fo:text-align="center" fo:line-height="200%"/>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 style:parent-style-name="Normal" style:family="paragraph">
      <style:paragraph-properties fo:text-align="center" fo:line-height="200%"/>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 style:parent-style-name="Normal" style:family="paragraph">
      <style:paragraph-properties fo:line-height="200%"/>
    </style:style>
    <style:style style:name="T5" style:parent-style-name="DefaultParagraphFont" style:family="text">
      <style:text-properties style:font-name="Times New Roman" fo:font-size="12pt" style:font-size-asian="12pt" style:font-size-complex="12pt"/>
    </style:style>
    <style:style style:name="T6" style:parent-style-name="Hyperlink" style:family="text">
      <style:text-properties style:font-name="Times New Roman" fo:font-size="12pt" style:font-size-asian="12pt" style:font-size-complex="12pt"/>
    </style:style>
    <style:style style:name="T7" style:parent-style-name="DefaultParagraphFont" style:family="text">
      <style:text-properties style:font-name="Times New Roman" fo:font-size="12pt" style:font-size-asian="12pt" style:font-size-complex="12pt"/>
    </style:style>
    <style:style style:name="T8" style:parent-style-name="DefaultParagraphFont" style:family="text">
      <style:text-properties style:font-name="Times New Roman" fo:font-size="12pt" style:font-size-asian="12pt" style:font-size-complex="12pt"/>
    </style:style>
    <style:style style:name="T9" style:parent-style-name="DefaultParagraphFont" style:family="text">
      <style:text-properties style:font-name="Times New Roman" fo:font-size="12pt" style:font-size-asian="12pt" style:font-size-complex="12pt"/>
    </style:style>
    <style:style style:name="P10" style:parent-style-name="Normal" style:family="paragraph">
      <style:paragraph-properties fo:line-height="200%"/>
      <style:text-properties style:font-name="Times New Roman" fo:font-size="12pt" style:font-size-asian="12pt" style:font-size-complex="12pt"/>
    </style:style>
    <style:style style:name="P11" style:parent-style-name="Normal" style:family="paragraph">
      <style:paragraph-properties fo:line-height="200%"/>
      <style:text-properties style:font-name="Times New Roman" fo:font-size="12pt" style:font-size-asian="12pt" style:font-size-complex="12pt"/>
    </style:style>
    <style:style style:name="P12" style:parent-style-name="Normal" style:family="paragraph">
      <style:paragraph-properties fo:line-height="200%"/>
      <style:text-properties style:font-name="Times New Roman" fo:font-size="12pt" style:font-size-asian="12pt" style:font-size-complex="12pt"/>
    </style:style>
    <style:style style:name="P13" style:parent-style-name="Normal" style:family="paragraph">
      <style:paragraph-properties fo:line-height="200%"/>
      <style:text-properties style:font-name="Times New Roman" fo:font-size="12pt" style:font-size-asian="12pt" style:font-size-complex="12pt"/>
    </style:style>
    <style:style style:name="P14" style:parent-style-name="Normal" style:family="paragraph">
      <style:paragraph-properties fo:line-height="200%"/>
      <style:text-properties style:font-name="Times New Roman" fo:font-size="12pt" style:font-size-asian="12pt" style:font-size-complex="12pt"/>
    </style:style>
    <style:style style:name="P15" style:parent-style-name="Normal" style:family="paragraph">
      <style:paragraph-properties fo:line-height="200%"/>
      <style:text-properties style:font-name="Times New Roman" fo:font-size="12pt" style:font-size-asian="12pt" style:font-size-complex="12pt"/>
    </style:style>
    <style:style style:name="P16" style:parent-style-name="Normal" style:family="paragraph">
      <style:paragraph-properties fo:line-height="200%"/>
      <style:text-properties style:font-name="Times New Roman" fo:font-size="12pt" style:font-size-asian="12pt" style:font-size-complex="12pt"/>
    </style:style>
    <style:style style:name="P17" style:parent-style-name="Normal" style:family="paragraph">
      <style:paragraph-properties fo:line-height="200%"/>
      <style:text-properties style:font-name="Times New Roman" fo:font-size="12pt" style:font-size-asian="12pt" style:font-size-complex="12pt"/>
    </style:style>
    <style:style style:name="P18" style:parent-style-name="Normal" style:family="paragraph">
      <style:paragraph-properties fo:line-height="200%"/>
      <style:text-properties style:font-name="Times New Roman" fo:font-size="12pt" style:font-size-asian="12pt" style:font-size-complex="12pt"/>
    </style:style>
    <style:style style:name="P19" style:parent-style-name="Normal" style:family="paragraph">
      <style:paragraph-properties fo:line-height="200%"/>
      <style:text-properties style:font-name="Times New Roman" fo:font-size="12pt" style:font-size-asian="12pt" style:font-size-complex="12pt"/>
    </style:style>
    <style:style style:name="P20" style:parent-style-name="Normal" style:family="paragraph">
      <style:paragraph-properties fo:line-height="200%"/>
      <style:text-properties style:font-name="Times New Roman" fo:font-size="12pt" style:font-size-asian="12pt" style:font-size-complex="12pt"/>
    </style:style>
    <style:style style:name="P21" style:parent-style-name="Normal" style:family="paragraph">
      <style:paragraph-properties fo:line-height="200%"/>
      <style:text-properties style:font-name="Times New Roman" fo:font-size="12pt" style:font-size-asian="12pt" style:font-size-complex="12pt"/>
    </style:style>
    <style:style style:name="P22" style:parent-style-name="Normal" style:family="paragraph">
      <style:paragraph-properties fo:line-height="200%"/>
      <style:text-properties style:font-name="Times New Roman" fo:font-size="12pt" style:font-size-asian="12pt" style:font-size-complex="12pt"/>
    </style:style>
  </office:automatic-styles>
  <office:body>
    <office:text text:use-soft-page-breaks="true">
      <text:p text:style-name="P1">10659057</text:p>
      <text:p text:style-name="P2">DETECTION, IDENTIFICATION AND RECOGNITION OF NEWS, FEEDS, FILES IN INFOHUB AND THE LOW-LEVEL SECURITY</text:p>
      <text:p text:style-name="P3"/>
      <text:p text:style-name="P4"><text:span text:style-name="T5">The info hub (</text:span><text:a xlink:href="https://infohub.io/" office:target-frame-name="_top" xlink:show="replace"><text:span text:style-name="T6">https://infohub.io/</text:span></text:a><text:span text:style-name="T7">) application displays news, feeds, products, videos and<text:s/></text:span><text:span text:style-name="T8">others. The application has been reviewed to have some flaws. In the application, logging into an account is very easy, which makes it vulnerable for unauthorized users to get access to an individual’s account. This low level of security makes it very easy</text:span><text:span text:style-name="T9"><text:s/>for one’s account to be hacked and used by unauthorized people. Also, detection, Identification and recognition of already existing news, feeds and files is not supported. The application cannot detect weather a file or news already exist.</text:span></text:p>
      <text:p text:style-name="P10">Concerning the<text:s/>security system of the application, Introduce the use of facial and voice recognition models into the application to help support the security system of the application. The Introduction of facial and voice recognition models into the security system of the application will help improve the security and prevent unauthorized people from getting access to others account. In the use of facial recognition model, the 3-Dimensional model is going to be used. In the 3-Dimensional Recognition Model, an image captured by the system is being passed to the 3D model. When the model receives the files it ffirstly, tries to perform image filtration and gets of every unwanted part in the image then the model locates <text:s/>one or more faces in the image being passed and mark with a bouncing box, it then normalize the face to be consistent with the database with the use of geometry and photometrics. Then performs feature extraction, extractingng features from the face that can be used for the recognition task and finally performs<text:s/>facial recognition by matching the face against one or<text:s/><text:soft-page-break/>more faces prepared in the database. If the faces match, user is granted access to the application else, prevented from getting access.</text:p>
      <text:p text:style-name="P11">In the Detection, Identification and Recognition of already existing news, feed, images, videos and other files. The introduction of Detection and Recognition models into the application will help solve this problem. Models being introduced into the system will help detect if a news a user is trying to upload already exist. This model then cross checks it and compare it with samples in the database to see if it already exists. The model then prompts the user if it already exists or does not exist.</text:p>
      <text:p text:style-name="P12">The read or go through the news and tell if the same story already exist.<text:s/>Also detecting videos with different file names but same content. This model help detect the actual content of images and videos and check if they already exist in the database. The use of object recognition model which detect the content of videos and image. The model analyses the video or image and compare with the already existing video to see if there is a match. The finally proceed to tell the user whether it already exist or does not.</text:p>
      <text:p text:style-name="P13">The introduction of these deep learning models into the application<text:s/>will improv it performance, efficiency and authenticity</text:p>
      <text:p text:style-name="P14"/>
      <text:p text:style-name="P15"/>
      <text:p text:style-name="P16"/>
      <text:p text:style-name="P17"/>
      <text:p text:style-name="P18"/>
      <text:p text:style-name="P19"/>
      <text:p text:style-name="P20"/>
      <text:p text:style-name="P21"/>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H" style:language-asian="en" style:country-asian="US" style:language-complex="ar" style:country-complex="SA" style:text-combine="none" fo:hyphenate="true"/>
    </style:default-style>
    <style:style style:name="Normal" style:display-name="Normal" style:family="paragraph">
      <style:paragraph-properties fo:line-height="104%"/>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na_Ky3i</meta:initial-creator>
    <dc:creator>Nana_Ky3i</dc:creator>
    <meta:creation-date>2020-06-13T16:04:00Z</meta:creation-date>
    <dc:date>2020-06-13T16:55:00Z</dc:date>
    <meta:template xlink:href="Normal" xlink:type="simple"/>
    <meta:editing-cycles>2</meta:editing-cycles>
    <meta:editing-duration>PT2040S</meta:editing-duration>
    <meta:document-statistic meta:page-count="3" meta:paragraph-count="6" meta:word-count="465" meta:character-count="3115" meta:row-count="22" meta:non-whitespace-character-count="2656"/>
  </office:meta>
</office:document-meta>
</file>